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2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7.30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8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4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56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8.36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69cm" fo:min-width="8.57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05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61cm" fo:min-width="5.18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5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5.22cm" svg:y="7.0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5.22cm" svg:y="8.15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561cm" svg:x="5.22cm" svg:y="9.40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forgotPasswor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561cm" svg:x="4.777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2">General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4.777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561cm" svg:x="4.777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5.688cm" svg:height="0.561cm" svg:x="10.373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2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688cm" svg:height="1.255cm" svg:x="10.373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688cm" svg:height="0.917cm" svg:x="10.373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resetPassword()</text:span></text:p>
            <text:p text:style-name="P3"><text:span text:style-name="T2">+</text:span><text:span text:style-name="T2"><text:tab/></text:span><text:span text:style-name="T2">addUs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5" draw:layer="layout" svg:x1="8.47cm" svg:y1="7.002cm" svg:x2="10.691cm" svg:y2="4.852cm" draw:start-shape="id1" draw:start-glue-point="14" draw:end-shape="id2" draw:end-glue-point="7" svg:d="M8470 7002v-1076h2221v-1074" svg:viewBox="0 0 2222 2151">
          <text:p/>
        </draw:connector>
        <draw:connector draw:style-name="gr12" draw:text-style-name="P5" draw:layer="layout" svg:x1="6.471cm" svg:y1="7.002cm" svg:x2="5.029cm" svg:y2="4.496cm" draw:start-shape="id1" draw:start-glue-point="5" draw:end-shape="id3" draw:end-glue-point="7" svg:d="M6471 7002v-1254h-1442v-1252" svg:viewBox="0 0 1443 2507">
          <text:p/>
        </draw:connector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3" draw:text-style-name="P7" draw:layer="layout" svg:width="7.756cm" svg:height="0.679cm" svg:x="18.77cm" svg:y="22.3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756cm" svg:height="1.255cm" svg:x="18.77cm" svg:y="23.022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applications: List&lt;Applicatio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7.756cm" svg:height="2.459cm" svg:x="18.77cm" svg:y="24.27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updateApplicationRecord(resourceUri: string, secret: string)</text:span></text:p>
            <text:p text:style-name="P8"><text:span text:style-name="T2">+</text:span><text:span text:style-name="T2"><text:tab/></text:span><text:span text:style-name="T2">applicationExists(application: string, resource: string): Boolean</text:span></text:p>
            <text:p text:style-name="P8"><text:span text:style-name="T2">+</text:span><text:span text:style-name="T2"><text:tab/></text:span><text:span text:style-name="T2">verifySecret(resource: string, secret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6" draw:text-style-name="P7" draw:layer="layout" svg:width="7.339cm" svg:height="0.679cm" svg:x="32.055cm" svg:y="8.65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339cm" svg:height="1.255cm" svg:x="32.055cm" svg:y="9.33cm">
            <text:p text:style-name="P3"><text:span text:style-name="T2">-</text:span><text:span text:style-name="T2"><text:tab/></text:span><text:span text:style-name="T2">id: <text:s/>int</text:span></text:p>
            <text:p text:style-name="P3"><text:span text:style-name="T2">-</text:span><text:span text:style-name="T2"><text:tab/></text:span><text:span text:style-name="T2">credentials: <text:s/>List&lt;Credentia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7.339cm" svg:height="1.391cm" svg:x="32.055cm" svg:y="10.5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Credentials(username: string): Credential</text:span></text:p>
            <text:p text:style-name="P8"><text:span text:style-name="T2">+</text:span><text:span text:style-name="T2"><text:tab/></text:span><text:span text:style-name="T2">generateCreds(username: string, password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7" draw:layer="layout" svg:width="5.888cm" svg:height="0.679cm" svg:x="23.979cm" svg:y="8.04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888cm" svg:height="1.255cm" svg:x="23.979cm" svg:y="8.72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tokens: List&lt;Toke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5.888cm" svg:height="0.917cm" svg:x="23.979cm" svg:y="9.9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0"><text:span text:style-name="T2">+</text:span><text:span text:style-name="T2"><text:tab/></text:span><text:span text:style-name="T2">generateToken(application: string, resource: string): 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7" draw:layer="layout" svg:width="6.018cm" svg:height="0.679cm" svg:x="31.417cm" svg:y="22.71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6.018cm" svg:height="1.255cm" svg:x="31.417cm" svg:y="23.3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keys: List&lt;Ke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6.018cm" svg:height="1.035cm" svg:x="31.417cm" svg:y="24.6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Key(username: string): Key</text:span></text:p>
            <text:p text:style-name="P8"><text:span text:style-name="T2">+</text:span><text:span text:style-name="T2"><text:tab/></text:span><text:span text:style-name="T2">generateKey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7" draw:layer="layout" svg:width="7.274cm" svg:height="0.679cm" svg:x="4.923cm" svg:y="13.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274cm" svg:height="1.255cm" svg:x="4.923cm" svg:y="13.86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users: List&lt;User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9" draw:layer="layout" svg:width="7.274cm" svg:height="0.679cm" svg:x="4.923cm" svg:y="15.12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1">+</text:span><text:span text:style-name="T1"><text:tab/></text:span><text:span text:style-name="T2">userExists(username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8" draw:text-style-name="P7" draw:layer="layout" svg:width="8.819cm" svg:height="0.679cm" svg:x="12.715cm" svg:y="8.05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8.819cm" svg:height="1.255cm" svg:x="12.715cm" svg:y="8.73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819cm" svg:height="0.561cm" svg:x="12.715cm" svg:y="9.9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verifyOTP(username: string, otp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1" draw:text-style-name="P7" draw:layer="layout" svg:width="9.027cm" svg:height="0.679cm" svg:x="19.894cm" svg:y="14.27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9.027cm" svg:height="1.078cm" svg:x="19.894cm" svg:y="14.953cm">
            <text:p text:style-name="P3"><text:span text:style-name="T2">-</text:span><text:span text:style-name="T2"><text:tab/></text:span><text:span text:style-name="T2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9.027cm" svg:height="2.697cm" svg:x="19.894cm" svg:y="16.0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compareCreds(u1: string, p1: string, u2: string, p2: string): Boolean</text:span></text:p>
            <text:p text:style-name="P3"><text:span text:style-name="T2">+</text:span><text:span text:style-name="T2"><text:tab/></text:span><text:span text:style-name="T2">generateOTP(username: string): string</text:span></text:p>
            <text:p text:style-name="P3"><text:span text:style-name="T2">+</text:span><text:span text:style-name="T2"><text:tab/></text:span><text:span text:style-name="T2">generateSecret(): string</text:span></text:p>
            <text:p text:style-name="P3"><text:span text:style-name="T2">+</text:span><text:span text:style-name="T2"><text:tab/></text:span><text:span text:style-name="T2">generatePasswordSalt(): string</text:span></text:p>
            <text:p text:style-name="P3"><text:span text:style-name="T2">+</text:span><text:span text:style-name="T2"><text:tab/></text:span><text:span text:style-name="T2">generatePasswordHash(password: string, salt: string)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4" draw:text-style-name="P7" draw:layer="layout" svg:width="6.511cm" svg:height="0.679cm" svg:x="5.519cm" svg:y="25.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6.511cm" svg:height="1.255cm" svg:x="5.519cm" svg:y="26.45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resources: List&lt;Resource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6.511cm" svg:height="0.561cm" svg:x="5.519cm" svg:y="27.71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addApiResource(resourceUri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12" draw:layer="layout" svg:x1="7.47cm" svg:y1="9.97cm" svg:x2="8.56cm" svg:y2="13.19cm" draw:start-shape="id1" draw:start-glue-point="2" draw:end-shape="id4" draw:end-glue-point="0" svg:d="M7470 9970v1609h1090v1611" svg:viewBox="0 0 1091 3221">
          <text:p/>
        </draw:connector>
        <draw:connector draw:style-name="gr38" draw:text-style-name="P12" draw:layer="layout" svg:x1="12.197cm" svg:y1="14.496cm" svg:x2="19.894cm" svg:y2="16.501cm" draw:start-shape="id4" draw:start-glue-point="1" draw:end-shape="id5" draw:end-glue-point="3" svg:d="M12197 14496h3848v2005h3849" svg:viewBox="0 0 7698 2006">
          <text:p/>
        </draw:connector>
        <draw:connector draw:style-name="gr39" draw:text-style-name="P12" draw:layer="layout" svg:x1="24.407cm" svg:y1="18.728cm" svg:x2="22.648cm" svg:y2="22.343cm" draw:start-shape="id5" draw:start-glue-point="2" draw:end-shape="id6" draw:end-glue-point="0" svg:d="M24407 18728v1807h-1759v1808" svg:viewBox="0 0 1760 3616">
          <text:p/>
        </draw:connector>
        <draw:connector draw:style-name="gr40" draw:text-style-name="P12" draw:layer="layout" svg:x1="26.413cm" svg:y1="14.275cm" svg:x2="26.923cm" svg:y2="10.9cm" draw:start-shape="id5" draw:start-glue-point="14" draw:end-shape="id7" draw:end-glue-point="2" svg:d="M26413 14275v-1689h510v-1686" svg:viewBox="0 0 511 3376">
          <text:p/>
        </draw:connector>
        <draw:connector draw:style-name="gr41" draw:text-style-name="P12" draw:layer="layout" svg:x1="28.92cm" svg:y1="14.91cm" svg:x2="34.095cm" svg:y2="11.976cm" draw:start-shape="id5" draw:start-glue-point="13" draw:end-shape="id8" draw:end-glue-point="8" svg:d="M28920 14910h5175v-2934" svg:viewBox="0 0 5176 2935">
          <text:p/>
        </draw:connector>
        <draw:connector draw:style-name="gr42" draw:text-style-name="P12" draw:layer="layout" svg:x1="28.92cm" svg:y1="18.184cm" svg:x2="31.753cm" svg:y2="22.712cm" draw:start-shape="id5" draw:start-glue-point="12" draw:end-shape="id9" draw:end-glue-point="4" svg:d="M28920 18184h2833v4528" svg:viewBox="0 0 2834 4529">
          <text:p/>
        </draw:connector>
        <draw:connector draw:style-name="gr43" draw:text-style-name="P12" draw:layer="layout" svg:x1="22.404cm" svg:y1="14.275cm" svg:x2="17.124cm" svg:y2="10.554cm" draw:start-shape="id5" draw:start-glue-point="5" draw:end-shape="id10" draw:end-glue-point="2" svg:d="M22404 14275v-1862h-5280v-1859" svg:viewBox="0 0 5281 3722">
          <text:p/>
        </draw:connector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4" draw:text-style-name="P7" draw:layer="layout" svg:width="4.5cm" svg:height="0.679cm" svg:x="33.066cm" svg:y="3.2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4.5cm" svg:height="1.255cm" svg:x="33.066cm" svg:y="3.94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9" draw:layer="layout" svg:width="4.5cm" svg:height="0.679cm" svg:x="33.066cm" svg:y="5.1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7" draw:text-style-name="P7" draw:layer="layout" svg:width="4.5cm" svg:height="0.679cm" svg:x="24.25cm" svg:y="2.41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" draw:layer="layout" svg:width="4.5cm" svg:height="1.255cm" svg:x="24.25cm" svg:y="3.09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4.5cm" svg:height="0.561cm" svg:x="24.25cm" svg:y="4.3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0" draw:text-style-name="P12" draw:layer="layout" svg:x1="35.763cm" svg:y1="22.712cm" svg:x2="37.884cm" svg:y2="17.559cm" draw:start-shape="id9" draw:start-glue-point="14" draw:end-shape="id11" draw:end-glue-point="2" svg:d="M35763 22712v-2578h2121v-2575" svg:viewBox="0 0 2122 5154">
          <text:p/>
        </draw:connector>
        <draw:connector draw:style-name="gr51" draw:text-style-name="P12" draw:layer="layout" svg:x1="37.355cm" svg:y1="8.652cm" svg:x2="35.316cm" svg:y2="5.878cm" draw:start-shape="id8" draw:start-glue-point="14" draw:end-shape="id12" draw:end-glue-point="2" svg:d="M37355 8652v-1388h-2039v-1386" svg:viewBox="0 0 2040 2775">
          <text:p/>
        </draw:connector>
        <draw:connector draw:style-name="gr52" draw:text-style-name="P12" draw:layer="layout" svg:x1="26.5cm" svg:y1="4.909cm" svg:x2="26.923cm" svg:y2="8.049cm" draw:start-shape="id13" draw:start-glue-point="2" draw:end-shape="id7" draw:end-glue-point="0" svg:d="M26500 4909v1569h423v1571" svg:viewBox="0 0 424 3141">
          <text:p/>
        </draw:connector>
        <draw:connector draw:style-name="gr53" draw:text-style-name="P12" draw:layer="layout" svg:x1="12.03cm" svg:y1="27.027cm" svg:x2="18.77cm" svg:y2="24.539cm" draw:start-shape="id14" draw:start-glue-point="1" draw:end-shape="id6" draw:end-glue-point="3" svg:d="M12030 27027h3370v-2488h3370" svg:viewBox="0 0 6741 2489">
          <text:p/>
        </draw:connector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4" draw:text-style-name="P14" draw:layer="layout" svg:width="4.5cm" svg:height="0.679cm" svg:x="35.634cm" svg:y="15.06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3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4.5cm" svg:height="1.255cm" svg:x="35.634cm" svg:y="15.74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4" draw:layer="layout" svg:width="4.5cm" svg:height="0.561cm" svg:x="35.634cm" svg:y="16.99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7" draw:text-style-name="P7" draw:layer="layout" svg:width="5.64cm" svg:height="0.679cm" svg:x="9.113cm" svg:y="18.98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4" draw:layer="layout" svg:width="5.64cm" svg:height="0.97cm" svg:x="9.113cm" svg:y="19.667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uri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5.64cm" svg:height="0.984cm" svg:x="9.113cm" svg:y="20.6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0" draw:text-style-name="P12" draw:layer="layout" svg:x1="11.933cm" svg:y1="21.621cm" svg:x2="7.329cm" svg:y2="25.78cm" draw:start-shape="id15" draw:start-glue-point="2" draw:end-shape="id14" draw:end-glue-point="5" svg:d="M11933 21621v2079h-4604v2080" svg:viewBox="0 0 4605 4160">
          <text:p/>
        </draw:connector>
        <draw:custom-shape draw:style-name="gr61" draw:text-style-name="P15" draw:layer="layout" svg:width="0.475cm" svg:height="0.472cm" svg:x="7.107cm" svg:y="25.2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17" draw:layer="layout" svg:width="1.461cm" svg:height="0.725cm" svg:x="33.833cm" svg:y="5.856cm">
          <draw:text-box>
            <text:p text:style-name="P16"><text:span text:style-name="T3">1..*</text:span></text:p>
          </draw:text-box>
        </draw:frame>
        <draw:frame draw:style-name="gr63" draw:text-style-name="P17" draw:layer="layout" svg:width="1.461cm" svg:height="0.725cm" svg:x="37.348cm" svg:y="7.835cm">
          <draw:text-box>
            <text:p text:style-name="P16"><text:span text:style-name="T3">1</text:span></text:p>
          </draw:text-box>
        </draw:frame>
        <draw:frame draw:style-name="gr64" draw:text-style-name="P17" draw:layer="layout" svg:width="1.461cm" svg:height="0.725cm" svg:x="34.09cm" svg:y="12.042cm">
          <draw:text-box>
            <text:p text:style-name="P16"><text:span text:style-name="T3">1</text:span></text:p>
          </draw:text-box>
        </draw:frame>
        <draw:frame draw:style-name="gr65" draw:text-style-name="P17" draw:layer="layout" svg:width="1.461cm" svg:height="0.725cm" svg:x="28.971cm" svg:y="14.962cm">
          <draw:text-box>
            <text:p text:style-name="P16"><text:span text:style-name="T3">1</text:span></text:p>
          </draw:text-box>
        </draw:frame>
        <draw:frame draw:style-name="gr66" draw:text-style-name="P17" draw:layer="layout" svg:width="1.461cm" svg:height="0.725cm" svg:x="26.558cm" svg:y="4.957cm">
          <draw:text-box>
            <text:p text:style-name="P16"><text:span text:style-name="T3">1..*</text:span></text:p>
          </draw:text-box>
        </draw:frame>
        <draw:frame draw:style-name="gr67" draw:text-style-name="P17" draw:layer="layout" svg:width="1.461cm" svg:height="0.725cm" svg:x="27.023cm" svg:y="7.245cm">
          <draw:text-box>
            <text:p text:style-name="P16"><text:span text:style-name="T3">1</text:span></text:p>
          </draw:text-box>
        </draw:frame>
        <draw:frame draw:style-name="gr68" draw:text-style-name="P17" draw:layer="layout" svg:width="1.461cm" svg:height="0.725cm" svg:x="26.395cm" svg:y="13.525cm">
          <draw:text-box>
            <text:p text:style-name="P16"><text:span text:style-name="T3">1</text:span></text:p>
          </draw:text-box>
        </draw:frame>
        <draw:frame draw:style-name="gr69" draw:text-style-name="P17" draw:layer="layout" svg:width="1.461cm" svg:height="0.725cm" svg:x="26.898cm" svg:y="10.905cm">
          <draw:text-box>
            <text:p text:style-name="P16"><text:span text:style-name="T3">1</text:span></text:p>
          </draw:text-box>
        </draw:frame>
        <draw:frame draw:style-name="gr70" draw:text-style-name="P17" draw:layer="layout" svg:width="1.461cm" svg:height="0.725cm" svg:x="21.527cm" svg:y="13.392cm">
          <draw:text-box>
            <text:p text:style-name="P16"><text:span text:style-name="T3">1</text:span></text:p>
          </draw:text-box>
        </draw:frame>
        <draw:frame draw:style-name="gr71" draw:text-style-name="P17" draw:layer="layout" svg:width="1.461cm" svg:height="0.725cm" svg:x="28.909cm" svg:y="17.494cm">
          <draw:text-box>
            <text:p text:style-name="P16"><text:span text:style-name="T3">1</text:span></text:p>
          </draw:text-box>
        </draw:frame>
        <draw:frame draw:style-name="gr72" draw:text-style-name="P17" draw:layer="layout" svg:width="1.461cm" svg:height="0.725cm" svg:x="31.819cm" svg:y="21.938cm">
          <draw:text-box>
            <text:p text:style-name="P16"><text:span text:style-name="T3">1</text:span></text:p>
          </draw:text-box>
        </draw:frame>
        <draw:frame draw:style-name="gr73" draw:text-style-name="P17" draw:layer="layout" svg:width="1.461cm" svg:height="0.725cm" svg:x="36.132cm" svg:y="21.965cm">
          <draw:text-box>
            <text:p text:style-name="P16"><text:span text:style-name="T3">1</text:span></text:p>
          </draw:text-box>
        </draw:frame>
        <draw:frame draw:style-name="gr74" draw:text-style-name="P17" draw:layer="layout" svg:width="1.461cm" svg:height="0.725cm" svg:x="24.437cm" svg:y="18.79cm">
          <draw:text-box>
            <text:p text:style-name="P16"><text:span text:style-name="T3">1</text:span></text:p>
          </draw:text-box>
        </draw:frame>
        <draw:frame draw:style-name="gr75" draw:text-style-name="P17" draw:layer="layout" svg:width="1.461cm" svg:height="0.725cm" svg:x="22.691cm" svg:y="21.621cm">
          <draw:text-box>
            <text:p text:style-name="P16"><text:span text:style-name="T3">1</text:span></text:p>
          </draw:text-box>
        </draw:frame>
        <draw:frame draw:style-name="gr76" draw:text-style-name="P17" draw:layer="layout" svg:width="1.461cm" svg:height="0.725cm" svg:x="36.612cm" svg:y="17.631cm">
          <draw:text-box>
            <text:p text:style-name="P16"><text:span text:style-name="T3">1..*</text:span></text:p>
          </draw:text-box>
        </draw:frame>
        <draw:frame draw:style-name="gr77" draw:text-style-name="P17" draw:layer="layout" svg:width="1.461cm" svg:height="0.725cm" svg:x="12.06cm" svg:y="26.364cm">
          <draw:text-box>
            <text:p text:style-name="P16"><text:span text:style-name="T3">1..*</text:span></text:p>
          </draw:text-box>
        </draw:frame>
        <draw:frame draw:style-name="gr78" draw:text-style-name="P17" draw:layer="layout" svg:width="1.461cm" svg:height="0.725cm" svg:x="10.791cm" svg:y="21.576cm">
          <draw:text-box>
            <text:p text:style-name="P16"><text:span text:style-name="T3">1..*</text:span></text:p>
          </draw:text-box>
        </draw:frame>
        <draw:frame draw:style-name="gr79" draw:text-style-name="P17" draw:layer="layout" svg:width="1.461cm" svg:height="0.725cm" svg:x="18.141cm" svg:y="23.342cm">
          <draw:text-box>
            <text:p text:style-name="P16"><text:span text:style-name="T3">1</text:span></text:p>
          </draw:text-box>
        </draw:frame>
        <draw:frame draw:style-name="gr80" draw:text-style-name="P17" draw:layer="layout" svg:width="1.461cm" svg:height="0.725cm" svg:x="7.584cm" svg:y="25.035cm">
          <draw:text-box>
            <text:p text:style-name="P16"><text:span text:style-name="T3">1</text:span></text:p>
          </draw:text-box>
        </draw:frame>
        <draw:frame draw:style-name="gr81" draw:text-style-name="P17" draw:layer="layout" svg:width="1.461cm" svg:height="0.725cm" svg:x="19.146cm" svg:y="15.801cm">
          <draw:text-box>
            <text:p text:style-name="P16"><text:span text:style-name="T3">1</text:span></text:p>
          </draw:text-box>
        </draw:frame>
        <draw:frame draw:style-name="gr82" draw:text-style-name="P17" draw:layer="layout" svg:width="1.461cm" svg:height="0.725cm" svg:x="12.293cm" svg:y="13.684cm">
          <draw:text-box>
            <text:p text:style-name="P16"><text:span text:style-name="T3">1</text:span></text:p>
          </draw:text-box>
        </draw:frame>
        <draw:frame draw:style-name="gr83" draw:text-style-name="P17" draw:layer="layout" svg:width="1.461cm" svg:height="0.725cm" svg:x="8.539cm" svg:y="12.403cm">
          <draw:text-box>
            <text:p text:style-name="P16"><text:span text:style-name="T3">1</text:span></text:p>
          </draw:text-box>
        </draw:frame>
        <draw:frame draw:style-name="gr84" draw:text-style-name="P17" draw:layer="layout" svg:width="1.461cm" svg:height="0.725cm" svg:x="7.458cm" svg:y="10.015cm">
          <draw:text-box>
            <text:p text:style-name="P16"><text:span text:style-name="T3">1..*</text:span></text:p>
          </draw:text-box>
        </draw:frame>
        <draw:frame draw:style-name="gr85" draw:text-style-name="P17" draw:layer="layout" svg:width="1.461cm" svg:height="0.725cm" svg:x="15.941cm" svg:y="10.637cm">
          <draw:text-box>
            <text:p text:style-name="P16"><text:span text:style-name="T3">1..*</text:span></text:p>
          </draw:text-box>
        </draw:frame>
        <draw:frame draw:style-name="gr86" draw:text-style-name="P18" draw:layer="layout" svg:width="2.805cm" svg:height="0.725cm" svg:x="8.534cm" svg:y="11.014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8.329cm" svg:y="22.922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12.592cm" svg:y="25.068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35.787cm" svg:y="20.218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35.523cm" svg:y="6.461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26.91cm" svg:y="5.963cm">
          <draw:text-box>
            <text:p><text:span text:style-name="T4">contained-in</text:span></text:p>
          </draw:text-box>
        </draw:frame>
        <draw:frame draw:style-name="gr87" draw:text-style-name="P18" draw:layer="layout" svg:width="2.005cm" svg:height="0.725cm" svg:x="26.911cm" svg:y="12.108cm">
          <draw:text-box>
            <text:p><text:span text:style-name="T4">used-by</text:span></text:p>
          </draw:text-box>
        </draw:frame>
        <draw:frame draw:style-name="gr87" draw:text-style-name="P18" draw:layer="layout" svg:width="2.005cm" svg:height="0.725cm" svg:x="31.969cm" svg:y="14.02cm">
          <draw:text-box>
            <text:p><text:span text:style-name="T4">used-by</text:span></text:p>
          </draw:text-box>
        </draw:frame>
        <draw:frame draw:style-name="gr88" draw:text-style-name="P18" draw:layer="layout" svg:width="1.395cm" svg:height="0.725cm" svg:x="30.351cm" svg:y="17.401cm">
          <draw:text-box>
            <text:p><text:span text:style-name="T4">uses</text:span></text:p>
          </draw:text-box>
        </draw:frame>
        <draw:frame draw:style-name="gr88" draw:text-style-name="P18" draw:layer="layout" svg:width="1.395cm" svg:height="0.725cm" svg:x="22.237cm" svg:y="19.782cm">
          <draw:text-box>
            <text:p><text:span text:style-name="T4">uses</text:span></text:p>
          </draw:text-box>
        </draw:frame>
        <draw:frame draw:style-name="gr87" draw:text-style-name="P18" draw:layer="layout" svg:width="2.005cm" svg:height="0.725cm" svg:x="15.094cm" svg:y="13.755cm">
          <draw:text-box>
            <text:p><text:span text:style-name="T4">used-by</text:span></text:p>
          </draw:text-box>
        </draw:frame>
        <draw:frame draw:style-name="gr87" draw:text-style-name="P18" draw:layer="layout" svg:width="2.005cm" svg:height="0.725cm" svg:x="26.912cm" svg:y="12.109cm">
          <draw:text-box>
            <text:p><text:span text:style-name="T4">used-by</text:span></text:p>
          </draw:text-box>
        </draw:frame>
        <draw:frame draw:style-name="gr89" draw:text-style-name="P18" draw:layer="layout" svg:width="2.5cm" svg:height="0.725cm" svg:x="18.858cm" svg:y="11.669cm">
          <draw:text-box>
            <text:p><text:span text:style-name="T4">created-b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4T22:00:05.348100831</dc:date>
    <meta:editing-duration>PT3H42M37S</meta:editing-duration>
    <meta:editing-cycles>70</meta:editing-cycles>
    <meta:generator>LibreOffice/24.2.0.3$Linux_X86_64 LibreOffice_project/420$Build-3</meta:generator>
    <meta:document-statistic meta:object-count="112"/>
  </office:meta>
</office:document-meta>
</file>